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37"/>
    <style:style style:name="ce6" style:family="table-cell" style:parent-style-name="Default" style:data-style-name="N19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365625cm" style:use-optimal-column-width="true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roduct ID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Purchase Price</text:p>
          </table:table-cell>
          <table:table-cell office:value-type="string" table:style-name="ce2">
            <text:p>Purchase Date</text:p>
          </table:table-cell>
          <table:table-cell table:number-columns-repeated="16380" table:style-name="ce2"/>
        </table:table-row>
        <table:table-row table:style-name="ro2">
          <table:table-cell office:value-type="float" office:value="835484" table:style-name="ce1">
            <text:p>835484</text:p>
          </table:table-cell>
          <table:table-cell office:value-type="string" table:style-name="ce1">
            <text:p>Sparkling Water</text:p>
          </table:table-cell>
          <table:table-cell office:value-type="currency" office:value="8.99" table:style-name="ce4">
            <text:p><text:s/>$8.99<text:s/></text:p>
          </table:table-cell>
          <table:table-cell office:value-type="date" office:date-value="2016-12-18T00:00:00" table:style-name="ce5">
            <text:p>12/18/16</text:p>
          </table:table-cell>
          <table:table-cell table:number-columns-repeated="16380"/>
        </table:table-row>
        <table:table-row table:style-name="ro2">
          <table:table-cell office:value-type="float" office:value="1072687" table:style-name="ce1">
            <text:p>1072687</text:p>
          </table:table-cell>
          <table:table-cell office:value-type="string" table:style-name="ce1">
            <text:p>Pure Vanilla</text:p>
          </table:table-cell>
          <table:table-cell office:value-type="currency" office:value="15.99" table:style-name="ce4">
            <text:p><text:s/>$15.99<text:s/></text:p>
          </table:table-cell>
          <table:table-cell office:value-type="date" office:date-value="2016-12-18T00:00:00" table:style-name="ce5">
            <text:p>12/18/16</text:p>
          </table:table-cell>
          <table:table-cell table:number-columns-repeated="16380"/>
        </table:table-row>
        <table:table-row table:style-name="ro2">
          <table:table-cell office:value-type="float" office:value="1058015" table:style-name="ce1">
            <text:p>1058015</text:p>
          </table:table-cell>
          <table:table-cell office:value-type="string" table:style-name="ce1">
            <text:p>Cooking Spray</text:p>
          </table:table-cell>
          <table:table-cell office:value-type="currency" office:value="4.99" table:style-name="ce4">
            <text:p><text:s/>$4.99<text:s/></text:p>
          </table:table-cell>
          <table:table-cell office:value-type="date" office:date-value="2016-12-18T00:00:00" table:style-name="ce5">
            <text:p>12/18/16</text:p>
          </table:table-cell>
          <table:table-cell table:number-columns-repeated="16380"/>
        </table:table-row>
        <table:table-row table:style-name="ro2">
          <table:table-cell office:value-type="float" office:value="185933" table:style-name="ce1">
            <text:p>185933</text:p>
          </table:table-cell>
          <table:table-cell office:value-type="string" table:style-name="ce1">
            <text:p>Frozen Fudge Bars</text:p>
          </table:table-cell>
          <table:table-cell office:value-type="currency" office:value="9.7899999999999991" table:style-name="ce4">
            <text:p><text:s/>$9.79<text:s/></text:p>
          </table:table-cell>
          <table:table-cell office:value-type="date" office:date-value="2016-12-18T00:00:00" table:style-name="ce5">
            <text:p>12/18/16</text:p>
          </table:table-cell>
          <table:table-cell table:number-columns-repeated="16380"/>
        </table:table-row>
        <table:table-row table:style-name="ro2">
          <table:table-cell office:value-type="float" office:value="1101074" table:style-name="ce1">
            <text:p>1101074</text:p>
          </table:table-cell>
          <table:table-cell office:value-type="string" table:style-name="ce1">
            <text:p>Chocolate Chips</text:p>
          </table:table-cell>
          <table:table-cell office:value-type="currency" office:value="10.99" table:style-name="ce4">
            <text:p><text:s/>$10.99<text:s/></text:p>
          </table:table-cell>
          <table:table-cell office:value-type="date" office:date-value="2016-12-18T00:00:00" table:style-name="ce5">
            <text:p>12/18/16</text:p>
          </table:table-cell>
          <table:table-cell table:number-columns-repeated="16380"/>
        </table:table-row>
        <table:table-row table:style-name="ro2">
          <table:table-cell office:value-type="float" office:value="1047836" table:style-name="ce1">
            <text:p>1047836</text:p>
          </table:table-cell>
          <table:table-cell office:value-type="string" table:style-name="ce1">
            <text:p>Apple Cider Vinegar</text:p>
          </table:table-cell>
          <table:table-cell office:value-type="currency" office:value="5.99" table:style-name="ce4">
            <text:p><text:s/>$5.99<text:s/></text:p>
          </table:table-cell>
          <table:table-cell office:value-type="date" office:date-value="2016-12-18T00:00:00" table:style-name="ce5">
            <text:p>12/18/16</text:p>
          </table:table-cell>
          <table:table-cell table:number-columns-repeated="16380"/>
        </table:table-row>
        <table:table-row table:style-name="ro2">
          <table:table-cell office:value-type="float" office:value="13123" table:style-name="ce1">
            <text:p>13123</text:p>
          </table:table-cell>
          <table:table-cell office:value-type="string" table:style-name="ce1">
            <text:p>Applesauce</text:p>
          </table:table-cell>
          <table:table-cell office:value-type="currency" office:value="8.7899999999999991" table:style-name="ce4">
            <text:p><text:s/>$8.79<text:s/></text:p>
          </table:table-cell>
          <table:table-cell office:value-type="date" office:date-value="2016-12-18T00:00:00" table:style-name="ce5">
            <text:p>12/18/16</text:p>
          </table:table-cell>
          <table:table-cell table:number-columns-repeated="16380"/>
        </table:table-row>
        <table:table-row table:style-name="ro2">
          <table:table-cell office:value-type="float" office:value="85235" table:style-name="ce1">
            <text:p>85235</text:p>
          </table:table-cell>
          <table:table-cell office:value-type="string" table:style-name="ce1">
            <text:p>Crimini Mushrroms</text:p>
          </table:table-cell>
          <table:table-cell office:value-type="currency" office:value="4.29" table:style-name="ce4">
            <text:p><text:s/>$4.29<text:s/></text:p>
          </table:table-cell>
          <table:table-cell office:value-type="date" office:date-value="2016-12-11T00:00:00" table:style-name="ce5">
            <text:p>12/11/16</text:p>
          </table:table-cell>
          <table:table-cell table:number-columns-repeated="16380"/>
        </table:table-row>
        <table:table-row table:style-name="ro2">
          <table:table-cell office:value-type="float" office:value="5623" table:style-name="ce1">
            <text:p>5623</text:p>
          </table:table-cell>
          <table:table-cell office:value-type="string" table:style-name="ce1">
            <text:p>Broccoli</text:p>
          </table:table-cell>
          <table:table-cell office:value-type="currency" office:value="4.49" table:style-name="ce4">
            <text:p><text:s/>$4.49<text:s/></text:p>
          </table:table-cell>
          <table:table-cell office:value-type="date" office:date-value="2016-12-11T00:00:00" table:style-name="ce5">
            <text:p>12/11/16</text:p>
          </table:table-cell>
          <table:table-cell table:number-columns-repeated="16380"/>
        </table:table-row>
        <table:table-row table:style-name="ro2">
          <table:table-cell office:value-type="float" office:value="96716" table:style-name="ce1">
            <text:p>96716</text:p>
          </table:table-cell>
          <table:table-cell office:value-type="string" table:style-name="ce1">
            <text:p>Organic Spinach</text:p>
          </table:table-cell>
          <table:table-cell office:value-type="currency" office:value="3.99" table:style-name="ce4">
            <text:p><text:s/>$3.99<text:s/></text:p>
          </table:table-cell>
          <table:table-cell office:value-type="date" office:date-value="2016-12-11T00:00:00" table:style-name="ce5">
            <text:p>12/11/16</text:p>
          </table:table-cell>
          <table:table-cell table:number-columns-repeated="16380"/>
        </table:table-row>
        <table:table-row table:style-name="ro2">
          <table:table-cell office:value-type="float" office:value="1010598" table:style-name="ce1">
            <text:p>1010598</text:p>
          </table:table-cell>
          <table:table-cell office:value-type="string" table:style-name="ce1">
            <text:p>Frozen Berry Blend</text:p>
          </table:table-cell>
          <table:table-cell office:value-type="currency" office:value="8.99" table:style-name="ce4">
            <text:p><text:s/>$8.99<text:s/></text:p>
          </table:table-cell>
          <table:table-cell office:value-type="date" office:date-value="2016-12-11T00:00:00" table:style-name="ce5">
            <text:p>12/11/16</text:p>
          </table:table-cell>
          <table:table-cell table:number-columns-repeated="16380"/>
        </table:table-row>
        <table:table-row table:style-name="ro2">
          <table:table-cell office:value-type="float" office:value="33841" table:style-name="ce1">
            <text:p>33841</text:p>
          </table:table-cell>
          <table:table-cell office:value-type="string" table:style-name="ce1">
            <text:p>Chicken Breast</text:p>
          </table:table-cell>
          <table:table-cell office:value-type="currency" office:value="19.39" table:style-name="ce4">
            <text:p><text:s/>$19.39<text:s/></text:p>
          </table:table-cell>
          <table:table-cell office:value-type="date" office:date-value="2016-12-11T00:00:00" table:style-name="ce5">
            <text:p>12/11/16</text:p>
          </table:table-cell>
          <table:table-cell table:number-columns-repeated="16380"/>
        </table:table-row>
        <table:table-row table:style-name="ro2">
          <table:table-cell office:value-type="float" office:value="26802" table:style-name="ce1">
            <text:p>26802</text:p>
          </table:table-cell>
          <table:table-cell office:value-type="string" table:style-name="ce1">
            <text:p>Crumbled Feta Cheese</text:p>
          </table:table-cell>
          <table:table-cell office:value-type="currency" office:value="6.89" table:style-name="ce4">
            <text:p><text:s/>$6.89<text:s/></text:p>
          </table:table-cell>
          <table:table-cell office:value-type="date" office:date-value="2016-12-11T00:00:00" table:style-name="ce5">
            <text:p>12/11/16</text:p>
          </table:table-cell>
          <table:table-cell table:number-columns-repeated="16380"/>
        </table:table-row>
        <table:table-row table:style-name="ro2">
          <table:table-cell office:value-type="float" office:value="188895" table:style-name="ce1">
            <text:p>188895</text:p>
          </table:table-cell>
          <table:table-cell office:value-type="string" table:style-name="ce1">
            <text:p>Smoked Paprika</text:p>
          </table:table-cell>
          <table:table-cell office:value-type="currency" office:value="3.79" table:style-name="ce4">
            <text:p><text:s/>$3.79<text:s/></text:p>
          </table:table-cell>
          <table:table-cell office:value-type="date" office:date-value="2016-12-11T00:00:00" table:style-name="ce5">
            <text:p>12/11/16</text:p>
          </table:table-cell>
          <table:table-cell table:number-columns-repeated="16380"/>
        </table:table-row>
        <table:table-row table:style-name="ro2">
          <table:table-cell office:value-type="float" office:value="12891" table:style-name="ce1">
            <text:p>12891</text:p>
          </table:table-cell>
          <table:table-cell office:value-type="string" table:style-name="ce1">
            <text:p>Sandwich salad</text:p>
          </table:table-cell>
          <table:table-cell office:value-type="currency" office:value="6.99" table:style-name="ce4">
            <text:p><text:s/>$6.99<text:s/></text:p>
          </table:table-cell>
          <table:table-cell office:value-type="date" office:date-value="2016-12-11T00:00:00" table:style-name="ce5">
            <text:p>12/11/16</text:p>
          </table:table-cell>
          <table:table-cell table:number-columns-repeated="16380"/>
        </table:table-row>
        <table:table-row table:style-name="ro2">
          <table:table-cell office:value-type="float" office:value="185791" table:style-name="ce1">
            <text:p>185791</text:p>
          </table:table-cell>
          <table:table-cell office:value-type="string" table:style-name="ce1">
            <text:p>Coffee</text:p>
          </table:table-cell>
          <table:table-cell office:value-type="currency" office:value="15.99" table:style-name="ce4">
            <text:p><text:s/>$15.99<text:s/></text:p>
          </table:table-cell>
          <table:table-cell office:value-type="date" office:date-value="2016-12-04T00:00:00" table:style-name="ce5">
            <text:p>12/04/16</text:p>
          </table:table-cell>
          <table:table-cell table:number-columns-repeated="16380"/>
        </table:table-row>
        <table:table-row table:style-name="ro2">
          <table:table-cell office:value-type="float" office:value="80487" table:style-name="ce1">
            <text:p>80487</text:p>
          </table:table-cell>
          <table:table-cell office:value-type="string" table:style-name="ce1">
            <text:p>Brussel Sprouts</text:p>
          </table:table-cell>
          <table:table-cell office:value-type="currency" office:value="3.99" table:style-name="ce4">
            <text:p><text:s/>$3.99<text:s/></text:p>
          </table:table-cell>
          <table:table-cell office:value-type="date" office:date-value="2016-12-04T00:00:00" table:style-name="ce5">
            <text:p>12/04/16</text:p>
          </table:table-cell>
          <table:table-cell table:number-columns-repeated="16380"/>
        </table:table-row>
        <table:table-row table:style-name="ro2">
          <table:table-cell office:value-type="float" office:value="427381" table:style-name="ce1">
            <text:p>427381</text:p>
          </table:table-cell>
          <table:table-cell office:value-type="string" table:style-name="ce1">
            <text:p>Organic Eggs</text:p>
          </table:table-cell>
          <table:table-cell office:value-type="currency" office:value="6.99" table:style-name="ce4">
            <text:p><text:s/>$6.99<text:s/></text:p>
          </table:table-cell>
          <table:table-cell office:value-type="date" office:date-value="2016-12-04T00:00:00" table:style-name="ce5">
            <text:p>12/04/16</text:p>
          </table:table-cell>
          <table:table-cell table:number-columns-repeated="16380"/>
        </table:table-row>
        <table:table-row table:style-name="ro2">
          <table:table-cell office:value-type="float" office:value="824383" table:style-name="ce1">
            <text:p>824383</text:p>
          </table:table-cell>
          <table:table-cell office:value-type="string" table:style-name="ce1">
            <text:p>Fage Greek Yogurt</text:p>
          </table:table-cell>
          <table:table-cell office:value-type="currency" office:value="6.49" table:style-name="ce4">
            <text:p><text:s/>$6.49<text:s/></text:p>
          </table:table-cell>
          <table:table-cell office:value-type="date" office:date-value="2016-11-28T00:00:00" table:style-name="ce5">
            <text:p>11/28/16</text:p>
          </table:table-cell>
          <table:table-cell table:number-columns-repeated="16380"/>
        </table:table-row>
        <table:table-row table:style-name="ro2">
          <table:table-cell office:value-type="float" office:value="785182" table:style-name="ce1">
            <text:p>785182</text:p>
          </table:table-cell>
          <table:table-cell office:value-type="string" table:style-name="ce1">
            <text:p>Combat Protein Powder</text:p>
          </table:table-cell>
          <table:table-cell office:value-type="currency" office:value="37.99" table:style-name="ce4">
            <text:p><text:s/>$37.99<text:s/></text:p>
          </table:table-cell>
          <table:table-cell office:value-type="date" office:date-value="2016-11-28T00:00:00" table:style-name="ce5">
            <text:p>11/28/16</text:p>
          </table:table-cell>
          <table:table-cell table:number-columns-repeated="16380"/>
        </table:table-row>
        <table:table-row table:style-name="ro2">
          <table:table-cell office:value-type="float" office:value="1010598" table:style-name="ce1">
            <text:p>1010598</text:p>
          </table:table-cell>
          <table:table-cell table:style-name="ce1"/>
          <table:table-cell office:value-type="currency" office:value="8.99" table:style-name="ce4">
            <text:p><text:s/>$8.99<text:s/></text:p>
          </table:table-cell>
          <table:table-cell office:value-type="date" office:date-value="2016-11-28T00:00:00" table:style-name="ce5">
            <text:p>11/28/16</text:p>
          </table:table-cell>
          <table:table-cell table:number-columns-repeated="16380"/>
        </table:table-row>
        <table:table-row table:style-name="ro2">
          <table:table-cell office:value-type="float" office:value="960194" table:style-name="ce1">
            <text:p>960194</text:p>
          </table:table-cell>
          <table:table-cell office:value-type="string" table:style-name="ce1">
            <text:p>Hardboiled Eggs</text:p>
          </table:table-cell>
          <table:table-cell office:value-type="currency" office:value="8.89" table:style-name="ce4">
            <text:p><text:s/>$8.89<text:s/></text:p>
          </table:table-cell>
          <table:table-cell office:value-type="date" office:date-value="2016-11-28T00:00:00" table:style-name="ce5">
            <text:p>11/28/16</text:p>
          </table:table-cell>
          <table:table-cell table:number-columns-repeated="16380"/>
        </table:table-row>
        <table:table-row table:style-name="ro2">
          <table:table-cell office:value-type="float" office:value="12891" table:style-name="ce1">
            <text:p>12891</text:p>
          </table:table-cell>
          <table:table-cell table:style-name="ce1"/>
          <table:table-cell office:value-type="currency" office:value="6.99" table:style-name="ce4">
            <text:p><text:s/>$6.99<text:s/></text:p>
          </table:table-cell>
          <table:table-cell office:value-type="date" office:date-value="2016-11-28T00:00:00" table:style-name="ce5">
            <text:p>11/28/16</text:p>
          </table:table-cell>
          <table:table-cell table:number-columns-repeated="16380"/>
        </table:table-row>
        <table:table-row table:style-name="ro2">
          <table:table-cell office:value-type="float" office:value="185933" table:style-name="ce1">
            <text:p>185933</text:p>
          </table:table-cell>
          <table:table-cell office:value-type="string" table:style-name="ce1">
            <text:p>Frozen Fudge Bars</text:p>
          </table:table-cell>
          <table:table-cell office:value-type="currency" office:value="9.7899999999999991" table:style-name="ce4">
            <text:p><text:s/>$9.79<text:s/></text:p>
          </table:table-cell>
          <table:table-cell office:value-type="date" office:date-value="2016-11-28T00:00:00" table:style-name="ce5">
            <text:p>11/28/16</text:p>
          </table:table-cell>
          <table:table-cell table:number-columns-repeated="16380"/>
        </table:table-row>
        <table:table-row table:style-name="ro2">
          <table:table-cell office:value-type="float" office:value="172246" table:style-name="ce1">
            <text:p>172246</text:p>
          </table:table-cell>
          <table:table-cell office:value-type="string" table:style-name="ce1">
            <text:p>Baby Carrots</text:p>
          </table:table-cell>
          <table:table-cell office:value-type="currency" office:value="4.79" table:style-name="ce4">
            <text:p><text:s/>$4.79<text:s/></text:p>
          </table:table-cell>
          <table:table-cell office:value-type="date" office:date-value="2016-11-10T00:00:00" table:style-name="ce5">
            <text:p>11/10/16</text:p>
          </table:table-cell>
          <table:table-cell table:number-columns-repeated="16380"/>
        </table:table-row>
        <table:table-row table:style-name="ro2">
          <table:table-cell office:value-type="float" office:value="85235" table:style-name="ce1">
            <text:p>85235</text:p>
          </table:table-cell>
          <table:table-cell table:style-name="ce1"/>
          <table:table-cell office:value-type="currency" office:value="4.29" table:style-name="ce4">
            <text:p><text:s/>$4.29<text:s/></text:p>
          </table:table-cell>
          <table:table-cell office:value-type="date" office:date-value="2016-11-10T00:00:00" table:style-name="ce5">
            <text:p>11/10/16</text:p>
          </table:table-cell>
          <table:table-cell table:number-columns-repeated="16380"/>
        </table:table-row>
        <table:table-row table:style-name="ro2">
          <table:table-cell office:value-type="float" office:value="5623" table:style-name="ce1">
            <text:p>5623</text:p>
          </table:table-cell>
          <table:table-cell table:style-name="ce1"/>
          <table:table-cell office:value-type="currency" office:value="4.49" table:style-name="ce4">
            <text:p><text:s/>$4.49<text:s/></text:p>
          </table:table-cell>
          <table:table-cell office:value-type="date" office:date-value="2016-11-10T00:00:00" table:style-name="ce5">
            <text:p>11/10/16</text:p>
          </table:table-cell>
          <table:table-cell table:number-columns-repeated="16380"/>
        </table:table-row>
        <table:table-row table:style-name="ro2">
          <table:table-cell office:value-type="float" office:value="96716" table:style-name="ce1">
            <text:p>96716</text:p>
          </table:table-cell>
          <table:table-cell table:style-name="ce1"/>
          <table:table-cell office:value-type="currency" office:value="3.99" table:style-name="ce4">
            <text:p><text:s/>$3.99<text:s/></text:p>
          </table:table-cell>
          <table:table-cell office:value-type="date" office:date-value="2016-11-10T00:00:00" table:style-name="ce5">
            <text:p>11/10/16</text:p>
          </table:table-cell>
          <table:table-cell table:number-columns-repeated="16380"/>
        </table:table-row>
        <table:table-row table:style-name="ro2">
          <table:table-cell office:value-type="float" office:value="7070" table:style-name="ce1">
            <text:p>7070</text:p>
          </table:table-cell>
          <table:table-cell office:value-type="string" table:style-name="ce1">
            <text:p>Smoked Salmon</text:p>
          </table:table-cell>
          <table:table-cell office:value-type="currency" office:value="19.989999999999998" table:style-name="ce4">
            <text:p><text:s/>$19.99<text:s/></text:p>
          </table:table-cell>
          <table:table-cell office:value-type="date" office:date-value="2016-11-10T00:00:00" table:style-name="ce5">
            <text:p>11/10/16</text:p>
          </table:table-cell>
          <table:table-cell table:number-columns-repeated="16380"/>
        </table:table-row>
        <table:table-row table:style-name="ro2">
          <table:table-cell office:value-type="float" office:value="33841" table:style-name="ce1">
            <text:p>33841</text:p>
          </table:table-cell>
          <table:table-cell table:style-name="ce1"/>
          <table:table-cell office:value-type="currency" office:value="21.73" table:style-name="ce4">
            <text:p><text:s/>$21.73<text:s/></text:p>
          </table:table-cell>
          <table:table-cell office:value-type="date" office:date-value="2016-11-10T00:00:00" table:style-name="ce5">
            <text:p>11/10/16</text:p>
          </table:table-cell>
          <table:table-cell table:number-columns-repeated="16380"/>
        </table:table-row>
        <table:table-row table:style-name="ro2">
          <table:table-cell office:value-type="float" office:value="824383" table:style-name="ce1">
            <text:p>824383</text:p>
          </table:table-cell>
          <table:table-cell table:style-name="ce1"/>
          <table:table-cell office:value-type="currency" office:value="6.49" table:style-name="ce4">
            <text:p><text:s/>$6.49<text:s/></text:p>
          </table:table-cell>
          <table:table-cell office:value-type="date" office:date-value="2016-11-10T00:00:00" table:style-name="ce5">
            <text:p>11/10/16</text:p>
          </table:table-cell>
          <table:table-cell table:number-columns-repeated="16380"/>
        </table:table-row>
        <table:table-row table:style-name="ro2">
          <table:table-cell office:value-type="float" office:value="825682" table:style-name="ce1">
            <text:p>825682</text:p>
          </table:table-cell>
          <table:table-cell office:value-type="string" table:style-name="ce1">
            <text:p>Cottage Cheese</text:p>
          </table:table-cell>
          <table:table-cell office:value-type="currency" office:value="5.49" table:style-name="ce4">
            <text:p><text:s/>$5.49<text:s/></text:p>
          </table:table-cell>
          <table:table-cell office:value-type="date" office:date-value="2016-11-10T00:00:00" table:style-name="ce5">
            <text:p>11/10/16</text:p>
          </table:table-cell>
          <table:table-cell table:number-columns-repeated="16380"/>
        </table:table-row>
        <table:table-row table:style-name="ro2">
          <table:table-cell office:value-type="float" office:value="931194" table:style-name="ce1">
            <text:p>931194</text:p>
          </table:table-cell>
          <table:table-cell office:value-type="string" table:style-name="ce1">
            <text:p>Bottled Water</text:p>
          </table:table-cell>
          <table:table-cell office:value-type="currency" office:value="3.99" table:style-name="ce4">
            <text:p><text:s/>$3.99<text:s/></text:p>
          </table:table-cell>
          <table:table-cell office:value-type="date" office:date-value="2016-11-10T00:00:00" table:style-name="ce5">
            <text:p>11/10/16</text:p>
          </table:table-cell>
          <table:table-cell table:number-columns-repeated="16380"/>
        </table:table-row>
        <table:table-row table:style-name="ro2">
          <table:table-cell office:value-type="float" office:value="427381" table:style-name="ce1">
            <text:p>427381</text:p>
          </table:table-cell>
          <table:table-cell office:value-type="string" table:style-name="ce1">
            <text:p>Organic Eggs</text:p>
          </table:table-cell>
          <table:table-cell office:value-type="currency" office:value="6.99" table:style-name="ce4">
            <text:p><text:s/>$6.99<text:s/></text:p>
          </table:table-cell>
          <table:table-cell office:value-type="date" office:date-value="2016-11-10T00:00:00" table:style-name="ce5">
            <text:p>11/10/16</text:p>
          </table:table-cell>
          <table:table-cell table:number-columns-repeated="16380"/>
        </table:table-row>
        <table:table-row table:style-name="ro2">
          <table:table-cell office:value-type="float" office:value="69791" table:style-name="ce1">
            <text:p>69791</text:p>
          </table:table-cell>
          <table:table-cell office:value-type="string" table:style-name="ce1">
            <text:p>Coffee</text:p>
          </table:table-cell>
          <table:table-cell office:value-type="currency" office:value="10.99" table:style-name="ce4">
            <text:p><text:s/>$10.99<text:s/></text:p>
          </table:table-cell>
          <table:table-cell office:value-type="date" office:date-value="2016-11-10T00:00:00" table:style-name="ce5">
            <text:p>11/10/16</text:p>
          </table:table-cell>
          <table:table-cell table:number-columns-repeated="16380"/>
        </table:table-row>
        <table:table-row table:style-name="ro2">
          <table:table-cell office:value-type="float" office:value="1010598" table:style-name="ce1">
            <text:p>1010598</text:p>
          </table:table-cell>
          <table:table-cell table:style-name="ce1"/>
          <table:table-cell office:value-type="currency" office:value="8.99" table:style-name="ce4">
            <text:p><text:s/>$8.99<text:s/></text:p>
          </table:table-cell>
          <table:table-cell office:value-type="date" office:date-value="2016-11-10T00:00:00" table:style-name="ce5">
            <text:p>11/10/16</text:p>
          </table:table-cell>
          <table:table-cell table:number-columns-repeated="16380"/>
        </table:table-row>
        <table:table-row table:style-name="ro2">
          <table:table-cell office:value-type="float" office:value="83257" table:style-name="ce1">
            <text:p>83257</text:p>
          </table:table-cell>
          <table:table-cell office:value-type="string" table:style-name="ce1">
            <text:p>Granny Smith Apples</text:p>
          </table:table-cell>
          <table:table-cell office:value-type="currency" office:value="6.79" table:style-name="ce4">
            <text:p><text:s/>$6.79<text:s/></text:p>
          </table:table-cell>
          <table:table-cell office:value-type="date" office:date-value="2016-11-10T00:00:00" table:style-name="ce5">
            <text:p>11/10/16</text:p>
          </table:table-cell>
          <table:table-cell table:number-columns-repeated="16380"/>
        </table:table-row>
        <table:table-row table:style-name="ro2">
          <table:table-cell office:value-type="float" office:value="960194" table:style-name="ce1">
            <text:p>960194</text:p>
          </table:table-cell>
          <table:table-cell table:style-name="ce1"/>
          <table:table-cell office:value-type="currency" office:value="8.89" table:style-name="ce4">
            <text:p><text:s/>$8.89<text:s/></text:p>
          </table:table-cell>
          <table:table-cell office:value-type="date" office:date-value="2016-11-10T00:00:00" table:style-name="ce5">
            <text:p>11/10/16</text:p>
          </table:table-cell>
          <table:table-cell table:number-columns-repeated="16380"/>
        </table:table-row>
        <table:table-row table:style-name="ro2">
          <table:table-cell office:value-type="float" office:value="26802" table:style-name="ce1">
            <text:p>26802</text:p>
          </table:table-cell>
          <table:table-cell table:style-name="ce1"/>
          <table:table-cell office:value-type="currency" office:value="6.89" table:style-name="ce4">
            <text:p><text:s/>$6.89<text:s/></text:p>
          </table:table-cell>
          <table:table-cell office:value-type="date" office:date-value="2016-11-10T00:00:00" table:style-name="ce5">
            <text:p>11/10/16</text:p>
          </table:table-cell>
          <table:table-cell table:number-columns-repeated="16380"/>
        </table:table-row>
        <table:table-row table:style-name="ro2">
          <table:table-cell office:value-type="float" office:value="1068100" table:style-name="ce1">
            <text:p>1068100</text:p>
          </table:table-cell>
          <table:table-cell office:value-type="string" table:style-name="ce1">
            <text:p>Hummus 3PK</text:p>
          </table:table-cell>
          <table:table-cell office:value-type="currency" office:value="6.99" table:style-name="ce4">
            <text:p><text:s/>$6.99<text:s/></text:p>
          </table:table-cell>
          <table:table-cell office:value-type="date" office:date-value="2016-11-10T00:00:00" table:style-name="ce5">
            <text:p>11/10/16</text:p>
          </table:table-cell>
          <table:table-cell table:number-columns-repeated="16380"/>
        </table:table-row>
        <table:table-row table:style-name="ro2">
          <table:table-cell office:value-type="float" office:value="5623" table:style-name="ce1">
            <text:p>5623</text:p>
          </table:table-cell>
          <table:table-cell table:style-name="ce1"/>
          <table:table-cell office:value-type="currency" office:value="4.49" table:style-name="ce4">
            <text:p><text:s/>$4.49<text:s/></text:p>
          </table:table-cell>
          <table:table-cell office:value-type="date" office:date-value="2017-04-10T00:00:00" table:style-name="ce6">
            <text:p>4/10/2017</text:p>
          </table:table-cell>
          <table:table-cell table:number-columns-repeated="16380"/>
        </table:table-row>
        <table:table-row table:style-name="ro2">
          <table:table-cell office:value-type="float" office:value="33841" table:style-name="ce1">
            <text:p>33841</text:p>
          </table:table-cell>
          <table:table-cell table:style-name="ce1"/>
          <table:table-cell office:value-type="currency" office:value="22.32" table:style-name="ce4">
            <text:p><text:s/>$22.32<text:s/></text:p>
          </table:table-cell>
          <table:table-cell office:value-type="date" office:date-value="2017-04-10T00:00:00" table:style-name="ce6">
            <text:p>4/10/2017</text:p>
          </table:table-cell>
          <table:table-cell table:number-columns-repeated="16380"/>
        </table:table-row>
        <table:table-row table:style-name="ro2">
          <table:table-cell office:value-type="float" office:value="647465" table:style-name="ce1">
            <text:p>647465</text:p>
          </table:table-cell>
          <table:table-cell office:value-type="string" table:style-name="ce1">
            <text:p>Avocados</text:p>
          </table:table-cell>
          <table:table-cell office:value-type="currency" office:value="7.99" table:style-name="ce4">
            <text:p><text:s/>$7.99<text:s/></text:p>
          </table:table-cell>
          <table:table-cell office:value-type="date" office:date-value="2017-04-10T00:00:00" table:style-name="ce6">
            <text:p>4/10/2017</text:p>
          </table:table-cell>
          <table:table-cell table:number-columns-repeated="16380"/>
        </table:table-row>
        <table:table-row table:style-name="ro2">
          <table:table-cell office:value-type="float" office:value="5685" table:style-name="ce1">
            <text:p>5685</text:p>
          </table:table-cell>
          <table:table-cell office:value-type="string" table:style-name="ce1">
            <text:p>Spinach</text:p>
          </table:table-cell>
          <table:table-cell office:value-type="currency" office:value="3.99" table:style-name="ce4">
            <text:p><text:s/>$3.99<text:s/></text:p>
          </table:table-cell>
          <table:table-cell office:value-type="date" office:date-value="2017-04-10T00:00:00" table:style-name="ce6">
            <text:p>4/10/2017</text:p>
          </table:table-cell>
          <table:table-cell table:number-columns-repeated="16380"/>
        </table:table-row>
        <table:table-row table:style-name="ro2">
          <table:table-cell office:value-type="float" office:value="26802" table:style-name="ce1">
            <text:p>26802</text:p>
          </table:table-cell>
          <table:table-cell table:style-name="ce1"/>
          <table:table-cell office:value-type="currency" office:value="6.89" table:style-name="ce4">
            <text:p><text:s/>$6.89<text:s/></text:p>
          </table:table-cell>
          <table:table-cell office:value-type="date" office:date-value="2017-04-10T00:00:00" table:style-name="ce6">
            <text:p>4/10/2017</text:p>
          </table:table-cell>
          <table:table-cell table:number-columns-repeated="16380"/>
        </table:table-row>
        <table:table-row table:style-name="ro2">
          <table:table-cell office:value-type="float" office:value="1010598" table:style-name="ce1">
            <text:p>1010598</text:p>
          </table:table-cell>
          <table:table-cell table:style-name="ce1"/>
          <table:table-cell office:value-type="currency" office:value="9.39" table:style-name="ce4">
            <text:p><text:s/>$9.39<text:s/></text:p>
          </table:table-cell>
          <table:table-cell office:value-type="date" office:date-value="2017-04-10T00:00:00" table:style-name="ce6">
            <text:p>4/10/2017</text:p>
          </table:table-cell>
          <table:table-cell table:number-columns-repeated="16380"/>
        </table:table-row>
        <table:table-row table:style-name="ro2">
          <table:table-cell office:value-type="float" office:value="824383" table:style-name="ce1">
            <text:p>824383</text:p>
          </table:table-cell>
          <table:table-cell table:style-name="ce1"/>
          <table:table-cell office:value-type="currency" office:value="6.49" table:style-name="ce4">
            <text:p><text:s/>$6.49<text:s/></text:p>
          </table:table-cell>
          <table:table-cell office:value-type="date" office:date-value="2017-04-10T00:00:00" table:style-name="ce6">
            <text:p>4/10/2017</text:p>
          </table:table-cell>
          <table:table-cell table:number-columns-repeated="16380"/>
        </table:table-row>
        <table:table-row table:style-name="ro2">
          <table:table-cell office:value-type="float" office:value="960194" table:style-name="ce1">
            <text:p>960194</text:p>
          </table:table-cell>
          <table:table-cell table:style-name="ce1"/>
          <table:table-cell office:value-type="currency" office:value="8.89" table:style-name="ce4">
            <text:p><text:s/>$8.89<text:s/></text:p>
          </table:table-cell>
          <table:table-cell office:value-type="date" office:date-value="2017-04-10T00:00:00" table:style-name="ce6">
            <text:p>4/10/2017</text:p>
          </table:table-cell>
          <table:table-cell table:number-columns-repeated="16380"/>
        </table:table-row>
        <table:table-row table:style-name="ro2">
          <table:table-cell office:value-type="float" office:value="427381" table:style-name="ce1">
            <text:p>427381</text:p>
          </table:table-cell>
          <table:table-cell table:style-name="ce1"/>
          <table:table-cell office:value-type="currency" office:value="6.49" table:style-name="ce4">
            <text:p><text:s/>$6.49<text:s/></text:p>
          </table:table-cell>
          <table:table-cell office:value-type="date" office:date-value="2017-04-10T00:00:00" table:style-name="ce6">
            <text:p>4/10/2017</text:p>
          </table:table-cell>
          <table:table-cell table:number-columns-repeated="16380"/>
        </table:table-row>
        <table:table-row table:style-name="ro2">
          <table:table-cell office:value-type="float" office:value="1047836" table:style-name="ce1">
            <text:p>1047836</text:p>
          </table:table-cell>
          <table:table-cell table:style-name="ce1"/>
          <table:table-cell office:value-type="currency" office:value="5.99" table:style-name="ce4">
            <text:p><text:s/>$5.99<text:s/></text:p>
          </table:table-cell>
          <table:table-cell office:value-type="date" office:date-value="2017-04-10T00:00:00" table:style-name="ce6">
            <text:p>4/10/2017</text:p>
          </table:table-cell>
          <table:table-cell table:number-columns-repeated="16380"/>
        </table:table-row>
        <table:table-row table:style-name="ro2">
          <table:table-cell office:value-type="float" office:value="664511" table:style-name="ce1">
            <text:p>664511</text:p>
          </table:table-cell>
          <table:table-cell office:value-type="string" table:style-name="ce1">
            <text:p>Black Beans</text:p>
          </table:table-cell>
          <table:table-cell office:value-type="currency" office:value="6.79" table:style-name="ce4">
            <text:p><text:s/>$6.79<text:s/></text:p>
          </table:table-cell>
          <table:table-cell office:value-type="date" office:date-value="2017-04-10T00:00:00" table:style-name="ce6">
            <text:p>4/10/2017</text:p>
          </table:table-cell>
          <table:table-cell table:number-columns-repeated="16380"/>
        </table:table-row>
        <table:table-row table:style-name="ro2">
          <table:table-cell office:value-type="float" office:value="835484" table:style-name="ce1">
            <text:p>835484</text:p>
          </table:table-cell>
          <table:table-cell table:style-name="ce1"/>
          <table:table-cell office:value-type="currency" office:value="8.99" table:style-name="ce4">
            <text:p><text:s/>$8.99<text:s/></text:p>
          </table:table-cell>
          <table:table-cell office:value-type="date" office:date-value="2017-04-10T00:00:00" table:style-name="ce6">
            <text:p>4/10/2017</text:p>
          </table:table-cell>
          <table:table-cell table:number-columns-repeated="16380"/>
        </table:table-row>
        <table:table-row table:style-name="ro2">
          <table:table-cell office:value-type="float" office:value="185933" table:style-name="ce1">
            <text:p>185933</text:p>
          </table:table-cell>
          <table:table-cell table:style-name="ce1"/>
          <table:table-cell office:value-type="currency" office:value="9.7899999999999991" table:style-name="ce4">
            <text:p><text:s/>$9.79<text:s/></text:p>
          </table:table-cell>
          <table:table-cell office:value-type="date" office:date-value="2017-04-10T00:00:00" table:style-name="ce6">
            <text:p>4/10/2017</text:p>
          </table:table-cell>
          <table:table-cell table:number-columns-repeated="16380"/>
        </table:table-row>
        <table:table-row table:style-name="ro2">
          <table:table-cell office:value-type="float" office:value="960194" table:style-name="ce1">
            <text:p>960194</text:p>
          </table:table-cell>
          <table:table-cell table:style-name="ce1"/>
          <table:table-cell office:value-type="currency" office:value="8.89" table:style-name="ce4">
            <text:p><text:s/>$8.89<text:s/></text:p>
          </table:table-cell>
          <table:table-cell office:value-type="date" office:date-value="2017-05-13T00:00:00" table:style-name="ce6">
            <text:p>5/13/2017</text:p>
          </table:table-cell>
          <table:table-cell table:number-columns-repeated="16380"/>
        </table:table-row>
        <table:table-row table:style-name="ro2">
          <table:table-cell office:value-type="float" office:value="26802" table:style-name="ce1">
            <text:p>26802</text:p>
          </table:table-cell>
          <table:table-cell table:style-name="ce1"/>
          <table:table-cell office:value-type="currency" office:value="6.89" table:style-name="ce4">
            <text:p><text:s/>$6.89<text:s/></text:p>
          </table:table-cell>
          <table:table-cell office:value-type="date" office:date-value="2017-05-13T00:00:00" table:style-name="ce6">
            <text:p>5/13/2017</text:p>
          </table:table-cell>
          <table:table-cell table:number-columns-repeated="16380"/>
        </table:table-row>
        <table:table-row table:style-name="ro2">
          <table:table-cell office:value-type="float" office:value="1130088" table:style-name="ce1">
            <text:p>1130088</text:p>
          </table:table-cell>
          <table:table-cell office:value-type="string" table:style-name="ce1">
            <text:p>Tumeric</text:p>
          </table:table-cell>
          <table:table-cell office:value-type="currency" office:value="5.59" table:style-name="ce4">
            <text:p><text:s/>$5.59<text:s/></text:p>
          </table:table-cell>
          <table:table-cell office:value-type="date" office:date-value="2017-05-13T00:00:00" table:style-name="ce6">
            <text:p>5/13/2017</text:p>
          </table:table-cell>
          <table:table-cell table:number-columns-repeated="16380"/>
        </table:table-row>
        <table:table-row table:style-name="ro2">
          <table:table-cell office:value-type="float" office:value="202193" table:style-name="ce1">
            <text:p>202193</text:p>
          </table:table-cell>
          <table:table-cell office:value-type="string" table:style-name="ce1">
            <text:p>Mini Bell Pepper</text:p>
          </table:table-cell>
          <table:table-cell office:value-type="currency" office:value="5.49" table:style-name="ce4">
            <text:p><text:s/>$5.49<text:s/></text:p>
          </table:table-cell>
          <table:table-cell office:value-type="date" office:date-value="2017-05-13T00:00:00" table:style-name="ce6">
            <text:p>5/13/2017</text:p>
          </table:table-cell>
          <table:table-cell table:number-columns-repeated="16380"/>
        </table:table-row>
        <table:table-row table:style-name="ro2">
          <table:table-cell office:value-type="float" office:value="1010598" table:style-name="ce1">
            <text:p>1010598</text:p>
          </table:table-cell>
          <table:table-cell table:style-name="ce1"/>
          <table:table-cell office:value-type="currency" office:value="9.39" table:style-name="ce4">
            <text:p><text:s/>$9.39<text:s/></text:p>
          </table:table-cell>
          <table:table-cell office:value-type="date" office:date-value="2017-05-13T00:00:00" table:style-name="ce6">
            <text:p>5/13/2017</text:p>
          </table:table-cell>
          <table:table-cell table:number-columns-repeated="16380"/>
        </table:table-row>
        <table:table-row table:style-name="ro2">
          <table:table-cell office:value-type="float" office:value="18730" table:style-name="ce1">
            <text:p>18730</text:p>
          </table:table-cell>
          <table:table-cell office:value-type="string" table:style-name="ce1">
            <text:p>Shrimp Cocktail</text:p>
          </table:table-cell>
          <table:table-cell office:value-type="currency" office:value="11.99" table:style-name="ce4">
            <text:p><text:s/>$11.99<text:s/></text:p>
          </table:table-cell>
          <table:table-cell office:value-type="date" office:date-value="2017-05-13T00:00:00" table:style-name="ce6">
            <text:p>5/13/2017</text:p>
          </table:table-cell>
          <table:table-cell table:number-columns-repeated="16380"/>
        </table:table-row>
        <table:table-row table:style-name="ro2">
          <table:table-cell office:value-type="float" office:value="1068100" table:style-name="ce1">
            <text:p>1068100</text:p>
          </table:table-cell>
          <table:table-cell office:value-type="string" table:style-name="ce1">
            <text:p>Hummus 3PK</text:p>
          </table:table-cell>
          <table:table-cell office:value-type="currency" office:value="6.99" table:style-name="ce4">
            <text:p><text:s/>$6.99<text:s/></text:p>
          </table:table-cell>
          <table:table-cell office:value-type="date" office:date-value="2017-05-13T00:00:00" table:style-name="ce6">
            <text:p>5/13/2017</text:p>
          </table:table-cell>
          <table:table-cell table:number-columns-repeated="16380"/>
        </table:table-row>
        <table:table-row table:style-name="ro2">
          <table:table-cell office:value-type="float" office:value="5623" table:style-name="ce1">
            <text:p>5623</text:p>
          </table:table-cell>
          <table:table-cell table:style-name="ce1"/>
          <table:table-cell office:value-type="currency" office:value="4.49" table:style-name="ce4">
            <text:p><text:s/>$4.49<text:s/></text:p>
          </table:table-cell>
          <table:table-cell office:value-type="date" office:date-value="2017-05-13T00:00:00" table:style-name="ce6">
            <text:p>5/13/2017</text:p>
          </table:table-cell>
          <table:table-cell table:number-columns-repeated="16380"/>
        </table:table-row>
        <table:table-row table:style-name="ro2">
          <table:table-cell office:value-type="float" office:value="824383" table:style-name="ce1">
            <text:p>824383</text:p>
          </table:table-cell>
          <table:table-cell table:style-name="ce1"/>
          <table:table-cell office:value-type="currency" office:value="6.49" table:style-name="ce4">
            <text:p><text:s/>$6.49<text:s/></text:p>
          </table:table-cell>
          <table:table-cell office:value-type="date" office:date-value="2017-05-13T00:00:00" table:style-name="ce6">
            <text:p>5/13/2017</text:p>
          </table:table-cell>
          <table:table-cell table:number-columns-repeated="16380"/>
        </table:table-row>
        <table:table-row table:style-name="ro2">
          <table:table-cell office:value-type="float" office:value="185933" table:style-name="ce1">
            <text:p>185933</text:p>
          </table:table-cell>
          <table:table-cell table:style-name="ce1"/>
          <table:table-cell office:value-type="currency" office:value="7.29" table:style-name="ce4">
            <text:p><text:s/>$7.29<text:s/></text:p>
          </table:table-cell>
          <table:table-cell office:value-type="date" office:date-value="2017-05-13T00:00:00" table:style-name="ce6">
            <text:p>5/13/2017</text:p>
          </table:table-cell>
          <table:table-cell table:number-columns-repeated="16380"/>
        </table:table-row>
        <table:table-row table:style-name="ro2">
          <table:table-cell office:value-type="float" office:value="5685" table:style-name="ce1">
            <text:p>5685</text:p>
          </table:table-cell>
          <table:table-cell table:style-name="ce1"/>
          <table:table-cell office:value-type="currency" office:value="3.99" table:style-name="ce4">
            <text:p><text:s/>$3.99<text:s/></text:p>
          </table:table-cell>
          <table:table-cell office:value-type="date" office:date-value="2017-05-13T00:00:00" table:style-name="ce6">
            <text:p>5/13/2017</text:p>
          </table:table-cell>
          <table:table-cell table:number-columns-repeated="16380"/>
        </table:table-row>
        <table:table-row table:number-rows-repeated="2" table:style-name="ro2">
          <table:table-cell office:value-type="float" office:value="785182" table:style-name="ce1">
            <text:p>785182</text:p>
          </table:table-cell>
          <table:table-cell office:value-type="string" table:style-name="ce1">
            <text:p>Combat Protein Powder</text:p>
          </table:table-cell>
          <table:table-cell office:value-type="currency" office:value="29.99" table:style-name="ce4">
            <text:p><text:s/>$29.99<text:s/></text:p>
          </table:table-cell>
          <table:table-cell office:value-type="date" office:date-value="2017-04-14T00:00:00" table:style-name="ce6">
            <text:p>4/14/2017</text:p>
          </table:table-cell>
          <table:table-cell table:number-columns-repeated="16380"/>
        </table:table-row>
        <table:table-row table:style-name="ro2">
          <table:table-cell office:value-type="float" office:value="729324" table:style-name="ce1">
            <text:p>729324</text:p>
          </table:table-cell>
          <table:table-cell office:value-type="string" table:style-name="ce1">
            <text:p>Avocado Oil</text:p>
          </table:table-cell>
          <table:table-cell office:value-type="currency" office:value="7.99" table:style-name="ce4">
            <text:p><text:s/>$7.99<text:s/></text:p>
          </table:table-cell>
          <table:table-cell office:value-type="date" office:date-value="2017-04-14T00:00:00" table:style-name="ce6">
            <text:p>4/14/2017</text:p>
          </table:table-cell>
          <table:table-cell table:number-columns-repeated="16380"/>
        </table:table-row>
        <table:table-row table:style-name="ro2">
          <table:table-cell office:value-type="float" office:value="46176" table:style-name="ce1">
            <text:p>46176</text:p>
          </table:table-cell>
          <table:table-cell office:value-type="string" table:style-name="ce1">
            <text:p>Balsamic Vinegar</text:p>
          </table:table-cell>
          <table:table-cell office:value-type="currency" office:value="10.99" table:style-name="ce4">
            <text:p><text:s/>$10.99<text:s/></text:p>
          </table:table-cell>
          <table:table-cell office:value-type="date" office:date-value="2017-04-14T00:00:00" table:style-name="ce6">
            <text:p>4/14/2017</text:p>
          </table:table-cell>
          <table:table-cell table:number-columns-repeated="16380"/>
        </table:table-row>
        <table:table-row table:style-name="ro2">
          <table:table-cell office:value-type="float" office:value="960194" table:style-name="ce1">
            <text:p>960194</text:p>
          </table:table-cell>
          <table:table-cell table:style-name="ce1"/>
          <table:table-cell office:value-type="currency" office:value="8.89" table:style-name="ce4">
            <text:p><text:s/>$8.89<text:s/></text:p>
          </table:table-cell>
          <table:table-cell office:value-type="date" office:date-value="2017-04-14T00:00:00" table:style-name="ce6">
            <text:p>4/14/2017</text:p>
          </table:table-cell>
          <table:table-cell table:number-columns-repeated="16380"/>
        </table:table-row>
        <table:table-row table:style-name="ro2">
          <table:table-cell office:value-type="float" office:value="330711" table:style-name="ce1">
            <text:p>330711</text:p>
          </table:table-cell>
          <table:table-cell office:value-type="string" table:style-name="ce1">
            <text:p>Coffee</text:p>
          </table:table-cell>
          <table:table-cell office:value-type="currency" office:value="12.99" table:style-name="ce4">
            <text:p><text:s/>$12.99<text:s/></text:p>
          </table:table-cell>
          <table:table-cell office:value-type="date" office:date-value="2017-04-14T00:00:00" table:style-name="ce6">
            <text:p>4/14/2017</text:p>
          </table:table-cell>
          <table:table-cell table:number-columns-repeated="16380"/>
        </table:table-row>
        <table:table-row table:style-name="ro2">
          <table:table-cell office:value-type="float" office:value="960194" table:style-name="ce1">
            <text:p>960194</text:p>
          </table:table-cell>
          <table:table-cell table:style-name="ce1"/>
          <table:table-cell office:value-type="currency" office:value="8.89" table:style-name="ce4">
            <text:p><text:s/>$8.89<text:s/></text:p>
          </table:table-cell>
          <table:table-cell office:value-type="date" office:date-value="2017-01-09T00:00:00" table:style-name="ce6">
            <text:p>1/9/2017</text:p>
          </table:table-cell>
          <table:table-cell table:number-columns-repeated="16380"/>
        </table:table-row>
        <table:table-row table:style-name="ro2">
          <table:table-cell office:value-type="float" office:value="96716" table:style-name="ce1">
            <text:p>96716</text:p>
          </table:table-cell>
          <table:table-cell office:value-type="string" table:style-name="ce1">
            <text:p>Spinach</text:p>
          </table:table-cell>
          <table:table-cell office:value-type="currency" office:value="3.99" table:style-name="ce4">
            <text:p><text:s/>$3.99<text:s/></text:p>
          </table:table-cell>
          <table:table-cell office:value-type="date" office:date-value="2017-01-09T00:00:00" table:style-name="ce6">
            <text:p>1/9/2017</text:p>
          </table:table-cell>
          <table:table-cell table:number-columns-repeated="16380"/>
        </table:table-row>
        <table:table-row table:style-name="ro2">
          <table:table-cell office:value-type="float" office:value="185933" table:style-name="ce1">
            <text:p>185933</text:p>
          </table:table-cell>
          <table:table-cell table:style-name="ce1"/>
          <table:table-cell office:value-type="currency" office:value="9.7899999999999991" table:style-name="ce4">
            <text:p><text:s/>$9.79<text:s/></text:p>
          </table:table-cell>
          <table:table-cell office:value-type="date" office:date-value="2017-01-09T00:00:00" table:style-name="ce6">
            <text:p>1/9/2017</text:p>
          </table:table-cell>
          <table:table-cell table:number-columns-repeated="16380"/>
        </table:table-row>
        <table:table-row table:style-name="ro2">
          <table:table-cell office:value-type="float" office:value="1077378" table:style-name="ce1">
            <text:p>1077378</text:p>
          </table:table-cell>
          <table:table-cell office:value-type="string" table:style-name="ce1">
            <text:p>Lemon Juice</text:p>
          </table:table-cell>
          <table:table-cell office:value-type="currency" office:value="7.99" table:style-name="ce4">
            <text:p><text:s/>$7.99<text:s/></text:p>
          </table:table-cell>
          <table:table-cell office:value-type="date" office:date-value="2017-01-09T00:00:00" table:style-name="ce6">
            <text:p>1/9/2017</text:p>
          </table:table-cell>
          <table:table-cell table:number-columns-repeated="16380"/>
        </table:table-row>
        <table:table-row table:style-name="ro2">
          <table:table-cell office:value-type="float" office:value="835484" table:style-name="ce1">
            <text:p>835484</text:p>
          </table:table-cell>
          <table:table-cell table:style-name="ce1"/>
          <table:table-cell office:value-type="currency" office:value="8.99" table:style-name="ce4">
            <text:p><text:s/>$8.99<text:s/></text:p>
          </table:table-cell>
          <table:table-cell office:value-type="date" office:date-value="2017-01-09T00:00:00" table:style-name="ce6">
            <text:p>1/9/2017</text:p>
          </table:table-cell>
          <table:table-cell table:number-columns-repeated="16380"/>
        </table:table-row>
        <table:table-row table:style-name="ro2">
          <table:table-cell office:value-type="float" office:value="80487" table:style-name="ce1">
            <text:p>80487</text:p>
          </table:table-cell>
          <table:table-cell office:value-type="string" table:style-name="ce1">
            <text:p>Brussel Sprouts</text:p>
          </table:table-cell>
          <table:table-cell office:value-type="currency" office:value="3.99" table:style-name="ce4">
            <text:p><text:s/>$3.99<text:s/></text:p>
          </table:table-cell>
          <table:table-cell office:value-type="date" office:date-value="2017-01-09T00:00:00" table:style-name="ce6">
            <text:p>1/9/2017</text:p>
          </table:table-cell>
          <table:table-cell table:number-columns-repeated="16380"/>
        </table:table-row>
        <table:table-row table:style-name="ro2">
          <table:table-cell office:value-type="float" office:value="26802" table:style-name="ce1">
            <text:p>26802</text:p>
          </table:table-cell>
          <table:table-cell table:style-name="ce1"/>
          <table:table-cell office:value-type="currency" office:value="6.89" table:style-name="ce4">
            <text:p><text:s/>$6.89<text:s/></text:p>
          </table:table-cell>
          <table:table-cell office:value-type="date" office:date-value="2017-01-09T00:00:00" table:style-name="ce6">
            <text:p>1/9/2017</text:p>
          </table:table-cell>
          <table:table-cell table:number-columns-repeated="16380"/>
        </table:table-row>
        <table:table-row table:style-name="ro2">
          <table:table-cell office:value-type="float" office:value="5623" table:style-name="ce1">
            <text:p>5623</text:p>
          </table:table-cell>
          <table:table-cell table:style-name="ce1"/>
          <table:table-cell office:value-type="currency" office:value="3.49" table:style-name="ce4">
            <text:p><text:s/>$3.49<text:s/></text:p>
          </table:table-cell>
          <table:table-cell office:value-type="date" office:date-value="2017-01-09T00:00:00" table:style-name="ce6">
            <text:p>1/9/2017</text:p>
          </table:table-cell>
          <table:table-cell table:number-columns-repeated="16380"/>
        </table:table-row>
        <table:table-row table:style-name="ro2">
          <table:table-cell office:value-type="float" office:value="1010598" table:style-name="ce1">
            <text:p>1010598</text:p>
          </table:table-cell>
          <table:table-cell table:style-name="ce1"/>
          <table:table-cell office:value-type="currency" office:value="8.99" table:style-name="ce4">
            <text:p><text:s/>$8.99<text:s/></text:p>
          </table:table-cell>
          <table:table-cell office:value-type="date" office:date-value="2017-01-09T00:00:00" table:style-name="ce6">
            <text:p>1/9/2017</text:p>
          </table:table-cell>
          <table:table-cell table:number-columns-repeated="16380"/>
        </table:table-row>
        <table:table-row table:style-name="ro2">
          <table:table-cell office:value-type="float" office:value="664511" table:style-name="ce1">
            <text:p>664511</text:p>
          </table:table-cell>
          <table:table-cell table:style-name="ce1"/>
          <table:table-cell office:value-type="currency" office:value="6.79" table:style-name="ce4">
            <text:p><text:s/>$6.79<text:s/></text:p>
          </table:table-cell>
          <table:table-cell office:value-type="date" office:date-value="2017-01-09T00:00:00" table:style-name="ce6">
            <text:p>1/9/2017</text:p>
          </table:table-cell>
          <table:table-cell table:number-columns-repeated="16380"/>
        </table:table-row>
        <table:table-row table:style-name="ro2">
          <table:table-cell office:value-type="float" office:value="581871" table:style-name="ce1">
            <text:p>581871</text:p>
          </table:table-cell>
          <table:table-cell office:value-type="string" table:style-name="ce1">
            <text:p>Minced Garlic</text:p>
          </table:table-cell>
          <table:table-cell office:value-type="currency" office:value="4.6900000000000004" table:style-name="ce4">
            <text:p><text:s/>$4.69<text:s/></text:p>
          </table:table-cell>
          <table:table-cell office:value-type="date" office:date-value="2017-01-09T00:00:00" table:style-name="ce6">
            <text:p>1/9/2017</text:p>
          </table:table-cell>
          <table:table-cell table:number-columns-repeated="16380"/>
        </table:table-row>
        <table:table-row table:style-name="ro2">
          <table:table-cell office:value-type="float" office:value="960194" table:style-name="ce1">
            <text:p>960194</text:p>
          </table:table-cell>
          <table:table-cell table:style-name="ce1"/>
          <table:table-cell office:value-type="currency" office:value="8.89" table:style-name="ce4">
            <text:p><text:s/>$8.89<text:s/></text:p>
          </table:table-cell>
          <table:table-cell office:value-type="date" office:date-value="2017-01-02T00:00:00" table:style-name="ce6">
            <text:p>1/2/2017</text:p>
          </table:table-cell>
          <table:table-cell table:number-columns-repeated="16380"/>
        </table:table-row>
        <table:table-row table:style-name="ro2">
          <table:table-cell office:value-type="float" office:value="85235" table:style-name="ce1">
            <text:p>85235</text:p>
          </table:table-cell>
          <table:table-cell office:value-type="string" table:style-name="ce1">
            <text:p>Crimini Mushrroms</text:p>
          </table:table-cell>
          <table:table-cell office:value-type="currency" office:value="4.29" table:style-name="ce4">
            <text:p><text:s/>$4.29<text:s/></text:p>
          </table:table-cell>
          <table:table-cell office:value-type="date" office:date-value="2017-01-02T00:00:00" table:style-name="ce6">
            <text:p>1/2/2017</text:p>
          </table:table-cell>
          <table:table-cell table:number-columns-repeated="16380"/>
        </table:table-row>
        <table:table-row table:style-name="ro2">
          <table:table-cell office:value-type="float" office:value="824383" table:style-name="ce1">
            <text:p>824383</text:p>
          </table:table-cell>
          <table:table-cell table:style-name="ce1"/>
          <table:table-cell office:value-type="currency" office:value="6.49" table:style-name="ce4">
            <text:p><text:s/>$6.49<text:s/></text:p>
          </table:table-cell>
          <table:table-cell office:value-type="date" office:date-value="2017-01-02T00:00:00" table:style-name="ce6">
            <text:p>1/2/2017</text:p>
          </table:table-cell>
          <table:table-cell table:number-columns-repeated="16380"/>
        </table:table-row>
        <table:table-row table:style-name="ro2">
          <table:table-cell office:value-type="float" office:value="5623" table:style-name="ce1">
            <text:p>5623</text:p>
          </table:table-cell>
          <table:table-cell table:style-name="ce1"/>
          <table:table-cell office:value-type="currency" office:value="3.49" table:style-name="ce4">
            <text:p><text:s/>$3.49<text:s/></text:p>
          </table:table-cell>
          <table:table-cell office:value-type="date" office:date-value="2017-01-02T00:00:00" table:style-name="ce6">
            <text:p>1/2/2017</text:p>
          </table:table-cell>
          <table:table-cell table:number-columns-repeated="16380"/>
        </table:table-row>
        <table:table-row table:style-name="ro2">
          <table:table-cell office:value-type="float" office:value="96716" table:style-name="ce1">
            <text:p>96716</text:p>
          </table:table-cell>
          <table:table-cell table:style-name="ce1"/>
          <table:table-cell office:value-type="currency" office:value="3.99" table:style-name="ce4">
            <text:p><text:s/>$3.99<text:s/></text:p>
          </table:table-cell>
          <table:table-cell office:value-type="date" office:date-value="2017-01-02T00:00:00" table:style-name="ce6">
            <text:p>1/2/2017</text:p>
          </table:table-cell>
          <table:table-cell table:number-columns-repeated="16380"/>
        </table:table-row>
        <table:table-row table:style-name="ro2">
          <table:table-cell office:value-type="float" office:value="1010598" table:style-name="ce1">
            <text:p>1010598</text:p>
          </table:table-cell>
          <table:table-cell table:style-name="ce1"/>
          <table:table-cell office:value-type="currency" office:value="8.99" table:style-name="ce4">
            <text:p><text:s/>$8.99<text:s/></text:p>
          </table:table-cell>
          <table:table-cell office:value-type="date" office:date-value="2017-01-02T00:00:00" table:style-name="ce6">
            <text:p>1/2/2017</text:p>
          </table:table-cell>
          <table:table-cell table:number-columns-repeated="16380"/>
        </table:table-row>
        <table:table-row table:style-name="ro2">
          <table:table-cell office:value-type="float" office:value="647465" table:style-name="ce1">
            <text:p>647465</text:p>
          </table:table-cell>
          <table:table-cell table:style-name="ce1"/>
          <table:table-cell office:value-type="currency" office:value="5.99" table:style-name="ce4">
            <text:p><text:s/>$5.99<text:s/></text:p>
          </table:table-cell>
          <table:table-cell office:value-type="date" office:date-value="2017-01-02T00:00:00" table:style-name="ce6">
            <text:p>1/2/2017</text:p>
          </table:table-cell>
          <table:table-cell table:number-columns-repeated="16380"/>
        </table:table-row>
        <table:table-row table:style-name="ro2">
          <table:table-cell office:value-type="float" office:value="15446" table:style-name="ce1">
            <text:p>15446</text:p>
          </table:table-cell>
          <table:table-cell office:value-type="string" table:style-name="ce1">
            <text:p>Olives</text:p>
          </table:table-cell>
          <table:table-cell office:value-type="currency" office:value="5.99" table:style-name="ce4">
            <text:p><text:s/>$5.99<text:s/></text:p>
          </table:table-cell>
          <table:table-cell office:value-type="date" office:date-value="2017-01-14T00:00:00" table:style-name="ce6">
            <text:p>1/14/2017</text:p>
          </table:table-cell>
          <table:table-cell table:number-columns-repeated="16380"/>
        </table:table-row>
        <table:table-row table:style-name="ro2">
          <table:table-cell office:value-type="float" office:value="647465" table:style-name="ce1">
            <text:p>647465</text:p>
          </table:table-cell>
          <table:table-cell table:style-name="ce1"/>
          <table:table-cell office:value-type="currency" office:value="6.49" table:style-name="ce4">
            <text:p><text:s/>$6.49<text:s/></text:p>
          </table:table-cell>
          <table:table-cell office:value-type="date" office:date-value="2017-01-14T00:00:00" table:style-name="ce6">
            <text:p>1/14/2017</text:p>
          </table:table-cell>
          <table:table-cell table:number-columns-repeated="16380"/>
        </table:table-row>
        <table:table-row table:style-name="ro2">
          <table:table-cell office:value-type="float" office:value="33841" table:style-name="ce1">
            <text:p>33841</text:p>
          </table:table-cell>
          <table:table-cell table:style-name="ce1"/>
          <table:table-cell office:value-type="currency" office:value="18.8" table:style-name="ce4">
            <text:p><text:s/>$18.80<text:s/></text:p>
          </table:table-cell>
          <table:table-cell office:value-type="date" office:date-value="2017-01-14T00:00:00" table:style-name="ce6">
            <text:p>1/14/2017</text:p>
          </table:table-cell>
          <table:table-cell table:number-columns-repeated="16380"/>
        </table:table-row>
        <table:table-row table:style-name="ro2">
          <table:table-cell office:value-type="float" office:value="960194" table:style-name="ce1">
            <text:p>960194</text:p>
          </table:table-cell>
          <table:table-cell table:style-name="ce1"/>
          <table:table-cell office:value-type="currency" office:value="8.89" table:style-name="ce4">
            <text:p><text:s/>$8.89<text:s/></text:p>
          </table:table-cell>
          <table:table-cell office:value-type="date" office:date-value="2017-01-14T00:00:00" table:style-name="ce6">
            <text:p>1/14/2017</text:p>
          </table:table-cell>
          <table:table-cell table:number-columns-repeated="16380"/>
        </table:table-row>
        <table:table-row table:style-name="ro2">
          <table:table-cell office:value-type="float" office:value="96716" table:style-name="ce1">
            <text:p>96716</text:p>
          </table:table-cell>
          <table:table-cell table:style-name="ce1"/>
          <table:table-cell office:value-type="currency" office:value="2.99" table:style-name="ce4">
            <text:p><text:s/>$2.99<text:s/></text:p>
          </table:table-cell>
          <table:table-cell office:value-type="date" office:date-value="2017-01-14T00:00:00" table:style-name="ce6">
            <text:p>1/14/2017</text:p>
          </table:table-cell>
          <table:table-cell table:number-columns-repeated="16380"/>
        </table:table-row>
        <table:table-row table:style-name="ro2">
          <table:table-cell office:value-type="float" office:value="5623" table:style-name="ce1">
            <text:p>5623</text:p>
          </table:table-cell>
          <table:table-cell table:style-name="ce1"/>
          <table:table-cell office:value-type="currency" office:value="3.49" table:style-name="ce4">
            <text:p><text:s/>$3.49<text:s/></text:p>
          </table:table-cell>
          <table:table-cell office:value-type="date" office:date-value="2017-01-31T00:00:00" table:style-name="ce6">
            <text:p>1/31/2017</text:p>
          </table:table-cell>
          <table:table-cell table:number-columns-repeated="16380"/>
        </table:table-row>
        <table:table-row table:style-name="ro2">
          <table:table-cell office:value-type="float" office:value="960194" table:style-name="ce1">
            <text:p>960194</text:p>
          </table:table-cell>
          <table:table-cell table:style-name="ce1"/>
          <table:table-cell office:value-type="currency" office:value="8.89" table:style-name="ce4">
            <text:p><text:s/>$8.89<text:s/></text:p>
          </table:table-cell>
          <table:table-cell office:value-type="date" office:date-value="2017-01-31T00:00:00" table:style-name="ce6">
            <text:p>1/31/2017</text:p>
          </table:table-cell>
          <table:table-cell table:number-columns-repeated="16380"/>
        </table:table-row>
        <table:table-row table:style-name="ro2">
          <table:table-cell office:value-type="float" office:value="664511" table:style-name="ce1">
            <text:p>664511</text:p>
          </table:table-cell>
          <table:table-cell table:style-name="ce1"/>
          <table:table-cell office:value-type="currency" office:value="6.79" table:style-name="ce4">
            <text:p><text:s/>$6.79<text:s/></text:p>
          </table:table-cell>
          <table:table-cell office:value-type="date" office:date-value="2017-01-31T00:00:00" table:style-name="ce6">
            <text:p>1/31/2017</text:p>
          </table:table-cell>
          <table:table-cell table:number-columns-repeated="16380"/>
        </table:table-row>
        <table:table-row table:style-name="ro2">
          <table:table-cell office:value-type="float" office:value="977884" table:style-name="ce1">
            <text:p>977884</text:p>
          </table:table-cell>
          <table:table-cell office:value-type="string" table:style-name="ce1">
            <text:p>Probiotics</text:p>
          </table:table-cell>
          <table:table-cell office:value-type="currency" office:value="24.99" table:style-name="ce4">
            <text:p><text:s/>$24.99<text:s/></text:p>
          </table:table-cell>
          <table:table-cell office:value-type="date" office:date-value="2017-01-31T00:00:00" table:style-name="ce6">
            <text:p>1/31/2017</text:p>
          </table:table-cell>
          <table:table-cell table:number-columns-repeated="16380"/>
        </table:table-row>
        <table:table-row table:style-name="ro2">
          <table:table-cell office:value-type="float" office:value="185933" table:style-name="ce1">
            <text:p>185933</text:p>
          </table:table-cell>
          <table:table-cell table:style-name="ce1"/>
          <table:table-cell office:value-type="currency" office:value="9.7899999999999991" table:style-name="ce4">
            <text:p><text:s/>$9.79<text:s/></text:p>
          </table:table-cell>
          <table:table-cell office:value-type="date" office:date-value="2017-01-31T00:00:00" table:style-name="ce6">
            <text:p>1/31/2017</text:p>
          </table:table-cell>
          <table:table-cell table:number-columns-repeated="16380"/>
        </table:table-row>
        <table:table-row table:style-name="ro2">
          <table:table-cell office:value-type="float" office:value="1010598" table:style-name="ce1">
            <text:p>1010598</text:p>
          </table:table-cell>
          <table:table-cell table:style-name="ce1"/>
          <table:table-cell office:value-type="currency" office:value="9.39" table:style-name="ce4">
            <text:p><text:s/>$9.39<text:s/></text:p>
          </table:table-cell>
          <table:table-cell office:value-type="date" office:date-value="2017-01-31T00:00:00" table:style-name="ce6">
            <text:p>1/31/2017</text:p>
          </table:table-cell>
          <table:table-cell table:number-columns-repeated="16380"/>
        </table:table-row>
        <table:table-row table:style-name="ro2">
          <table:table-cell office:value-type="float" office:value="26802" table:style-name="ce1">
            <text:p>26802</text:p>
          </table:table-cell>
          <table:table-cell table:style-name="ce1"/>
          <table:table-cell office:value-type="currency" office:value="6.89" table:style-name="ce4">
            <text:p><text:s/>$6.89<text:s/></text:p>
          </table:table-cell>
          <table:table-cell office:value-type="date" office:date-value="2017-01-31T00:00:00" table:style-name="ce6">
            <text:p>1/31/2017</text:p>
          </table:table-cell>
          <table:table-cell table:number-columns-repeated="16380"/>
        </table:table-row>
        <table:table-row table:style-name="ro2">
          <table:table-cell office:value-type="float" office:value="5685" table:style-name="ce1">
            <text:p>5685</text:p>
          </table:table-cell>
          <table:table-cell table:style-name="ce1"/>
          <table:table-cell office:value-type="currency" office:value="3.99" table:style-name="ce4">
            <text:p><text:s/>$3.99<text:s/></text:p>
          </table:table-cell>
          <table:table-cell office:value-type="date" office:date-value="2017-01-31T00:00:00" table:style-name="ce6">
            <text:p>1/31/2017</text:p>
          </table:table-cell>
          <table:table-cell table:number-columns-repeated="16380"/>
        </table:table-row>
        <table:table-row table:style-name="ro2">
          <table:table-cell office:value-type="float" office:value="647465" table:style-name="ce1">
            <text:p>647465</text:p>
          </table:table-cell>
          <table:table-cell table:style-name="ce1"/>
          <table:table-cell office:value-type="currency" office:value="5.99" table:style-name="ce4">
            <text:p><text:s/>$5.99<text:s/></text:p>
          </table:table-cell>
          <table:table-cell office:value-type="date" office:date-value="2017-01-31T00:00:00" table:style-name="ce6">
            <text:p>1/31/2017</text:p>
          </table:table-cell>
          <table:table-cell table:number-columns-repeated="16380"/>
        </table:table-row>
        <table:table-row table:style-name="ro2">
          <table:table-cell office:value-type="float" office:value="835484" table:style-name="ce1">
            <text:p>835484</text:p>
          </table:table-cell>
          <table:table-cell table:style-name="ce1"/>
          <table:table-cell office:value-type="currency" office:value="8.99" table:style-name="ce4">
            <text:p><text:s/>$8.99<text:s/></text:p>
          </table:table-cell>
          <table:table-cell office:value-type="date" office:date-value="2017-04-29T00:00:00" table:style-name="ce6">
            <text:p>4/29/2017</text:p>
          </table:table-cell>
          <table:table-cell table:number-columns-repeated="16380"/>
        </table:table-row>
        <table:table-row table:style-name="ro2">
          <table:table-cell office:value-type="float" office:value="5685" table:style-name="ce1">
            <text:p>5685</text:p>
          </table:table-cell>
          <table:table-cell table:style-name="ce1"/>
          <table:table-cell office:value-type="currency" office:value="3.99" table:style-name="ce4">
            <text:p><text:s/>$3.99<text:s/></text:p>
          </table:table-cell>
          <table:table-cell office:value-type="date" office:date-value="2017-04-29T00:00:00" table:style-name="ce6">
            <text:p>4/29/2017</text:p>
          </table:table-cell>
          <table:table-cell table:number-columns-repeated="16380"/>
        </table:table-row>
        <table:table-row table:style-name="ro2">
          <table:table-cell office:value-type="float" office:value="835484" table:style-name="ce1">
            <text:p>835484</text:p>
          </table:table-cell>
          <table:table-cell table:style-name="ce1"/>
          <table:table-cell office:value-type="currency" office:value="8.99" table:style-name="ce4">
            <text:p><text:s/>$8.99<text:s/></text:p>
          </table:table-cell>
          <table:table-cell office:value-type="date" office:date-value="2017-01-22T00:00:00" table:style-name="ce6">
            <text:p>1/22/2017</text:p>
          </table:table-cell>
          <table:table-cell table:number-columns-repeated="16380"/>
        </table:table-row>
        <table:table-row table:style-name="ro2">
          <table:table-cell office:value-type="float" office:value="33841" table:style-name="ce1">
            <text:p>33841</text:p>
          </table:table-cell>
          <table:table-cell table:style-name="ce1"/>
          <table:table-cell office:value-type="currency" office:value="18.940000000000001" table:style-name="ce4">
            <text:p><text:s/>$18.94<text:s/></text:p>
          </table:table-cell>
          <table:table-cell office:value-type="date" office:date-value="2017-01-22T00:00:00" table:style-name="ce6">
            <text:p>1/22/2017</text:p>
          </table:table-cell>
          <table:table-cell table:number-columns-repeated="16380"/>
        </table:table-row>
        <table:table-row table:style-name="ro2">
          <table:table-cell office:value-type="float" office:value="960194" table:style-name="ce1">
            <text:p>960194</text:p>
          </table:table-cell>
          <table:table-cell table:style-name="ce1"/>
          <table:table-cell office:value-type="currency" office:value="8.89" table:style-name="ce4">
            <text:p><text:s/>$8.89<text:s/></text:p>
          </table:table-cell>
          <table:table-cell office:value-type="date" office:date-value="2017-01-22T00:00:00" table:style-name="ce6">
            <text:p>1/22/2017</text:p>
          </table:table-cell>
          <table:table-cell table:number-columns-repeated="16380"/>
        </table:table-row>
        <table:table-row table:style-name="ro2">
          <table:table-cell office:value-type="float" office:value="26802" table:style-name="ce1">
            <text:p>26802</text:p>
          </table:table-cell>
          <table:table-cell table:style-name="ce1"/>
          <table:table-cell office:value-type="currency" office:value="8.89" table:style-name="ce4">
            <text:p><text:s/>$8.89<text:s/></text:p>
          </table:table-cell>
          <table:table-cell office:value-type="date" office:date-value="2017-01-22T00:00:00" table:style-name="ce6">
            <text:p>1/22/2017</text:p>
          </table:table-cell>
          <table:table-cell table:number-columns-repeated="16380"/>
        </table:table-row>
        <table:table-row table:style-name="ro2">
          <table:table-cell office:value-type="float" office:value="1010598" table:style-name="ce1">
            <text:p>1010598</text:p>
          </table:table-cell>
          <table:table-cell table:style-name="ce1"/>
          <table:table-cell office:value-type="currency" office:value="8.99" table:style-name="ce4">
            <text:p><text:s/>$8.99<text:s/></text:p>
          </table:table-cell>
          <table:table-cell office:value-type="date" office:date-value="2017-01-22T00:00:00" table:style-name="ce6">
            <text:p>1/22/2017</text:p>
          </table:table-cell>
          <table:table-cell table:number-columns-repeated="16380"/>
        </table:table-row>
        <table:table-row table:style-name="ro2">
          <table:table-cell office:value-type="float" office:value="647465" table:style-name="ce1">
            <text:p>647465</text:p>
          </table:table-cell>
          <table:table-cell table:style-name="ce1"/>
          <table:table-cell office:value-type="currency" office:value="6.49" table:style-name="ce4">
            <text:p><text:s/>$6.49<text:s/></text:p>
          </table:table-cell>
          <table:table-cell office:value-type="date" office:date-value="2017-01-22T00:00:00" table:style-name="ce6">
            <text:p>1/22/2017</text:p>
          </table:table-cell>
          <table:table-cell table:number-columns-repeated="16380"/>
        </table:table-row>
        <table:table-row table:style-name="ro2">
          <table:table-cell office:value-type="float" office:value="96716" table:style-name="ce1">
            <text:p>96716</text:p>
          </table:table-cell>
          <table:table-cell table:style-name="ce1"/>
          <table:table-cell office:value-type="currency" office:value="3.99" table:style-name="ce4">
            <text:p><text:s/>$3.99<text:s/></text:p>
          </table:table-cell>
          <table:table-cell office:value-type="date" office:date-value="2017-01-22T00:00:00" table:style-name="ce6">
            <text:p>1/22/2017</text:p>
          </table:table-cell>
          <table:table-cell table:number-columns-repeated="16380"/>
        </table:table-row>
        <table:table-row table:style-name="ro2">
          <table:table-cell office:value-type="float" office:value="824383" table:style-name="ce1">
            <text:p>824383</text:p>
          </table:table-cell>
          <table:table-cell table:style-name="ce1"/>
          <table:table-cell office:value-type="currency" office:value="6.49" table:style-name="ce4">
            <text:p><text:s/>$6.49<text:s/></text:p>
          </table:table-cell>
          <table:table-cell office:value-type="date" office:date-value="2017-01-22T00:00:00" table:style-name="ce6">
            <text:p>1/22/2017</text:p>
          </table:table-cell>
          <table:table-cell table:number-columns-repeated="16380"/>
        </table:table-row>
        <table:table-row table:style-name="ro2">
          <table:table-cell office:value-type="float" office:value="5623" table:style-name="ce1">
            <text:p>5623</text:p>
          </table:table-cell>
          <table:table-cell table:style-name="ce1"/>
          <table:table-cell office:value-type="currency" office:value="3.49" table:style-name="ce4">
            <text:p><text:s/>$3.49<text:s/></text:p>
          </table:table-cell>
          <table:table-cell office:value-type="date" office:date-value="2017-01-22T00:00:00" table:style-name="ce6">
            <text:p>1/22/2017</text:p>
          </table:table-cell>
          <table:table-cell table:number-columns-repeated="16380"/>
        </table:table-row>
        <table:table-row table:style-name="ro2">
          <table:table-cell office:value-type="float" office:value="80487" table:style-name="ce1">
            <text:p>80487</text:p>
          </table:table-cell>
          <table:table-cell table:style-name="ce1"/>
          <table:table-cell office:value-type="currency" office:value="3.99" table:style-name="ce4">
            <text:p><text:s/>$3.99<text:s/></text:p>
          </table:table-cell>
          <table:table-cell office:value-type="date" office:date-value="2017-01-22T00:00:00" table:style-name="ce6">
            <text:p>1/22/2017</text:p>
          </table:table-cell>
          <table:table-cell table:number-columns-repeated="16380"/>
        </table:table-row>
        <table:table-row table:style-name="ro2">
          <table:table-cell office:value-type="float" office:value="8100690" table:style-name="ce1">
            <text:p>8100690</text:p>
          </table:table-cell>
          <table:table-cell office:value-type="string" table:style-name="ce1">
            <text:p>Almond Milk 3pk</text:p>
          </table:table-cell>
          <table:table-cell office:value-type="currency" office:value="6.99" table:style-name="ce4">
            <text:p><text:s/>$6.99<text:s/></text:p>
          </table:table-cell>
          <table:table-cell office:value-type="date" office:date-value="2017-04-26T00:00:00" table:style-name="ce6">
            <text:p>4/26/2017</text:p>
          </table:table-cell>
          <table:table-cell table:number-columns-repeated="16380"/>
        </table:table-row>
        <table:table-row table:style-name="ro2">
          <table:table-cell office:value-type="float" office:value="33841" table:style-name="ce1">
            <text:p>33841</text:p>
          </table:table-cell>
          <table:table-cell table:style-name="ce1"/>
          <table:table-cell office:value-type="currency" office:value="21.4" table:style-name="ce4">
            <text:p><text:s/>$21.40<text:s/></text:p>
          </table:table-cell>
          <table:table-cell office:value-type="date" office:date-value="2017-04-26T00:00:00" table:style-name="ce6">
            <text:p>4/26/2017</text:p>
          </table:table-cell>
          <table:table-cell table:number-columns-repeated="16380"/>
        </table:table-row>
        <table:table-row table:style-name="ro2">
          <table:table-cell office:value-type="float" office:value="1010598" table:style-name="ce1">
            <text:p>1010598</text:p>
          </table:table-cell>
          <table:table-cell table:style-name="ce1"/>
          <table:table-cell office:value-type="currency" office:value="9.39" table:style-name="ce4">
            <text:p><text:s/>$9.39<text:s/></text:p>
          </table:table-cell>
          <table:table-cell office:value-type="date" office:date-value="2017-04-26T00:00:00" table:style-name="ce6">
            <text:p>4/26/2017</text:p>
          </table:table-cell>
          <table:table-cell table:number-columns-repeated="16380"/>
        </table:table-row>
        <table:table-row table:style-name="ro2">
          <table:table-cell office:value-type="float" office:value="15446" table:style-name="ce1">
            <text:p>15446</text:p>
          </table:table-cell>
          <table:table-cell table:style-name="ce1"/>
          <table:table-cell office:value-type="currency" office:value="5.99" table:style-name="ce4">
            <text:p><text:s/>$5.99<text:s/></text:p>
          </table:table-cell>
          <table:table-cell office:value-type="date" office:date-value="2017-04-26T00:00:00" table:style-name="ce6">
            <text:p>4/26/2017</text:p>
          </table:table-cell>
          <table:table-cell table:number-columns-repeated="16380"/>
        </table:table-row>
        <table:table-row table:style-name="ro2">
          <table:table-cell office:value-type="float" office:value="960194" table:style-name="ce1">
            <text:p>960194</text:p>
          </table:table-cell>
          <table:table-cell table:style-name="ce1"/>
          <table:table-cell office:value-type="currency" office:value="8.89" table:style-name="ce4">
            <text:p><text:s/>$8.89<text:s/></text:p>
          </table:table-cell>
          <table:table-cell office:value-type="date" office:date-value="2017-04-26T00:00:00" table:style-name="ce6">
            <text:p>4/26/2017</text:p>
          </table:table-cell>
          <table:table-cell table:number-columns-repeated="16380"/>
        </table:table-row>
        <table:table-row table:style-name="ro2">
          <table:table-cell office:value-type="float" office:value="5623" table:style-name="ce1">
            <text:p>5623</text:p>
          </table:table-cell>
          <table:table-cell table:style-name="ce1"/>
          <table:table-cell office:value-type="currency" office:value="4.49" table:style-name="ce4">
            <text:p><text:s/>$4.49<text:s/></text:p>
          </table:table-cell>
          <table:table-cell office:value-type="date" office:date-value="2017-04-26T00:00:00" table:style-name="ce6">
            <text:p>4/26/2017</text:p>
          </table:table-cell>
          <table:table-cell table:number-columns-repeated="16380"/>
        </table:table-row>
        <table:table-row table:style-name="ro2">
          <table:table-cell office:value-type="float" office:value="647465" table:style-name="ce1">
            <text:p>647465</text:p>
          </table:table-cell>
          <table:table-cell table:style-name="ce1"/>
          <table:table-cell office:value-type="currency" office:value="8.99" table:style-name="ce4">
            <text:p><text:s/>$8.99<text:s/></text:p>
          </table:table-cell>
          <table:table-cell office:value-type="date" office:date-value="2017-04-26T00:00:00" table:style-name="ce6">
            <text:p>4/26/2017</text:p>
          </table:table-cell>
          <table:table-cell table:number-columns-repeated="16380"/>
        </table:table-row>
        <table:table-row table:style-name="ro2">
          <table:table-cell office:value-type="float" office:value="26802" table:style-name="ce1">
            <text:p>26802</text:p>
          </table:table-cell>
          <table:table-cell table:style-name="ce1"/>
          <table:table-cell office:value-type="currency" office:value="6.89" table:style-name="ce4">
            <text:p><text:s/>$6.89<text:s/></text:p>
          </table:table-cell>
          <table:table-cell office:value-type="date" office:date-value="2017-04-26T00:00:00" table:style-name="ce6">
            <text:p>4/26/2017</text:p>
          </table:table-cell>
          <table:table-cell table:number-columns-repeated="16380"/>
        </table:table-row>
        <table:table-row table:style-name="ro2">
          <table:table-cell office:value-type="float" office:value="835484" table:style-name="ce1">
            <text:p>835484</text:p>
          </table:table-cell>
          <table:table-cell table:style-name="ce1"/>
          <table:table-cell office:value-type="currency" office:value="8.99" table:style-name="ce4">
            <text:p><text:s/>$8.99<text:s/></text:p>
          </table:table-cell>
          <table:table-cell office:value-type="date" office:date-value="2017-05-26T00:00:00" table:style-name="ce6">
            <text:p>5/26/2017</text:p>
          </table:table-cell>
          <table:table-cell table:number-columns-repeated="16380"/>
        </table:table-row>
        <table:table-row table:style-name="ro2">
          <table:table-cell office:value-type="float" office:value="8100690" table:style-name="ce1">
            <text:p>8100690</text:p>
          </table:table-cell>
          <table:table-cell table:style-name="ce1"/>
          <table:table-cell office:value-type="currency" office:value="6.99" table:style-name="ce4">
            <text:p><text:s/>$6.99<text:s/></text:p>
          </table:table-cell>
          <table:table-cell office:value-type="date" office:date-value="2017-05-26T00:00:00" table:style-name="ce6">
            <text:p>5/26/2017</text:p>
          </table:table-cell>
          <table:table-cell table:number-columns-repeated="16380"/>
        </table:table-row>
        <table:table-row table:style-name="ro2">
          <table:table-cell office:value-type="float" office:value="33841" table:style-name="ce1">
            <text:p>33841</text:p>
          </table:table-cell>
          <table:table-cell table:style-name="ce1"/>
          <table:table-cell office:value-type="currency" office:value="21.29" table:style-name="ce4">
            <text:p><text:s/>$21.29<text:s/></text:p>
          </table:table-cell>
          <table:table-cell office:value-type="date" office:date-value="2017-05-26T00:00:00" table:style-name="ce6">
            <text:p>5/26/2017</text:p>
          </table:table-cell>
          <table:table-cell table:number-columns-repeated="16380"/>
        </table:table-row>
        <table:table-row table:style-name="ro2">
          <table:table-cell office:value-type="float" office:value="5623" table:style-name="ce1">
            <text:p>5623</text:p>
          </table:table-cell>
          <table:table-cell table:style-name="ce1"/>
          <table:table-cell office:value-type="currency" office:value="4.49" table:style-name="ce4">
            <text:p><text:s/>$4.49<text:s/></text:p>
          </table:table-cell>
          <table:table-cell office:value-type="date" office:date-value="2017-05-26T00:00:00" table:style-name="ce6">
            <text:p>5/26/2017</text:p>
          </table:table-cell>
          <table:table-cell table:number-columns-repeated="16380"/>
        </table:table-row>
        <table:table-row table:style-name="ro2">
          <table:table-cell office:value-type="float" office:value="939542" table:style-name="ce1">
            <text:p>939542</text:p>
          </table:table-cell>
          <table:table-cell office:value-type="string" table:style-name="ce1">
            <text:p>Green Beans</text:p>
          </table:table-cell>
          <table:table-cell office:value-type="currency" office:value="5.49" table:style-name="ce4">
            <text:p><text:s/>$5.49<text:s/></text:p>
          </table:table-cell>
          <table:table-cell office:value-type="date" office:date-value="2017-05-26T00:00:00" table:style-name="ce6">
            <text:p>5/26/2017</text:p>
          </table:table-cell>
          <table:table-cell table:number-columns-repeated="16380"/>
        </table:table-row>
        <table:table-row table:style-name="ro2">
          <table:table-cell office:value-type="float" office:value="1010598" table:style-name="ce1">
            <text:p>1010598</text:p>
          </table:table-cell>
          <table:table-cell table:style-name="ce1"/>
          <table:table-cell office:value-type="currency" office:value="9.39" table:style-name="ce4">
            <text:p><text:s/>$9.39<text:s/></text:p>
          </table:table-cell>
          <table:table-cell office:value-type="date" office:date-value="2017-05-26T00:00:00" table:style-name="ce6">
            <text:p>5/26/2017</text:p>
          </table:table-cell>
          <table:table-cell table:number-columns-repeated="16380"/>
        </table:table-row>
        <table:table-row table:style-name="ro2">
          <table:table-cell office:value-type="float" office:value="60357" table:style-name="ce1">
            <text:p>60357</text:p>
          </table:table-cell>
          <table:table-cell office:value-type="string" table:style-name="ce1">
            <text:p>Mixed Bell Peppers</text:p>
          </table:table-cell>
          <table:table-cell office:value-type="currency" office:value="6.79" table:style-name="ce4">
            <text:p><text:s/>$6.79<text:s/></text:p>
          </table:table-cell>
          <table:table-cell office:value-type="date" office:date-value="2017-05-26T00:00:00" table:style-name="ce6">
            <text:p>5/26/2017</text:p>
          </table:table-cell>
          <table:table-cell table:number-columns-repeated="16380"/>
        </table:table-row>
        <table:table-row table:style-name="ro2">
          <table:table-cell office:value-type="float" office:value="80487" table:style-name="ce1">
            <text:p>80487</text:p>
          </table:table-cell>
          <table:table-cell table:style-name="ce1"/>
          <table:table-cell office:value-type="currency" office:value="3.99" table:style-name="ce4">
            <text:p><text:s/>$3.99<text:s/></text:p>
          </table:table-cell>
          <table:table-cell office:value-type="date" office:date-value="2017-05-26T00:00:00" table:style-name="ce6">
            <text:p>5/26/2017</text:p>
          </table:table-cell>
          <table:table-cell table:number-columns-repeated="16380"/>
        </table:table-row>
        <table:table-row table:style-name="ro2">
          <table:table-cell office:value-type="float" office:value="824383" table:style-name="ce1">
            <text:p>824383</text:p>
          </table:table-cell>
          <table:table-cell table:style-name="ce1"/>
          <table:table-cell office:value-type="currency" office:value="6.49" table:style-name="ce4">
            <text:p><text:s/>$6.49<text:s/></text:p>
          </table:table-cell>
          <table:table-cell office:value-type="date" office:date-value="2017-05-26T00:00:00" table:style-name="ce6">
            <text:p>5/26/2017</text:p>
          </table:table-cell>
          <table:table-cell table:number-columns-repeated="16380"/>
        </table:table-row>
        <table:table-row table:number-rows-repeated="10" table:style-name="ro2">
          <table:table-cell table:number-columns-repeated="2" table:style-name="ce1"/>
          <table:table-cell table:style-name="ce4"/>
          <table:table-cell table:style-name="ce6"/>
          <table:table-cell table:number-columns-repeated="16380"/>
        </table:table-row>
        <table:table-row table:number-rows-repeated="10484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month number:style="long"/>
      <number:text>/</number:text>
      <number:day number:style="long"/>
      <number:text>/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JC-Superfast</dc:creator>
    <meta:creation-date>2016-12-18T23:55:25Z</meta:creation-date>
    <dc:date>2017-05-30T17:23:47Z</dc:date>
    <meta:editing-cycles>3</meta:editing-cycles>
    <meta:editing-duration>PT729S</meta:editing-duration>
  </office:meta>
</office:document-meta>
</file>